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751d7" officeooo:paragraph-rsid="000751d7"/>
    </style:style>
    <style:style style:name="P2" style:family="paragraph" style:parent-style-name="Standard">
      <style:text-properties fo:language="es" fo:country="ES" officeooo:rsid="000751d7" officeooo:paragraph-rsid="0008845b"/>
    </style:style>
    <style:style style:name="P3" style:family="paragraph" style:parent-style-name="Standard">
      <style:text-properties fo:language="es" fo:country="ES" fo:font-weight="normal" officeooo:rsid="0008845b" officeooo:paragraph-rsid="0008845b" style:font-weight-asian="normal" style:font-weight-complex="normal"/>
    </style:style>
    <style:style style:name="P4" style:family="paragraph" style:parent-style-name="Standard">
      <style:text-properties fo:language="es" fo:country="ES" officeooo:rsid="0008845b" officeooo:paragraph-rsid="0008845b"/>
    </style:style>
    <style:style style:name="P5" style:family="paragraph" style:parent-style-name="Standard">
      <style:text-properties fo:language="es" fo:country="ES" officeooo:rsid="0008845b" officeooo:paragraph-rsid="0009bef7"/>
    </style:style>
    <style:style style:name="P6" style:family="paragraph" style:parent-style-name="Standard">
      <style:text-properties fo:language="es" fo:country="ES" style:text-underline-style="none" officeooo:rsid="0009c002" officeooo:paragraph-rsid="0009c002"/>
    </style:style>
    <style:style style:name="P7" style:family="paragraph" style:parent-style-name="Standard">
      <style:text-properties fo:language="es" fo:country="ES" style:text-underline-style="none" officeooo:rsid="0009c002" officeooo:paragraph-rsid="000bb5d4"/>
    </style:style>
    <style:style style:name="P8" style:family="paragraph" style:parent-style-name="Standard">
      <style:text-properties fo:language="es" fo:country="ES" style:text-underline-style="none" officeooo:rsid="0008845b" officeooo:paragraph-rsid="000bb5d4"/>
    </style:style>
    <style:style style:name="P9" style:family="paragraph" style:parent-style-name="Standard">
      <style:text-properties fo:language="es" fo:country="ES" style:text-underline-style="none" fo:font-weight="normal" officeooo:rsid="000bb5d4" officeooo:paragraph-rsid="000bb5d4" style:font-weight-asian="normal" style:font-weight-complex="normal"/>
    </style:style>
    <style:style style:name="P10" style:family="paragraph" style:parent-style-name="Standard">
      <style:text-properties fo:language="es" fo:country="ES" style:text-underline-style="none" fo:font-weight="normal" officeooo:rsid="000bb5d4" officeooo:paragraph-rsid="000d5df3" style:font-weight-asian="normal" style:font-weight-complex="normal"/>
    </style:style>
    <style:style style:name="P11" style:family="paragraph" style:parent-style-name="Standard">
      <style:text-properties fo:language="es" fo:country="ES" style:text-underline-style="none" fo:font-weight="normal" officeooo:rsid="000d5df3" officeooo:paragraph-rsid="000d5df3" style:font-weight-asian="normal" style:font-weight-complex="normal"/>
    </style:style>
    <style:style style:name="P12" style:family="paragraph" style:parent-style-name="Standard">
      <style:text-properties fo:language="es" fo:country="ES" style:text-underline-style="none" officeooo:rsid="000bb5d4" officeooo:paragraph-rsid="000bb5d4"/>
    </style:style>
    <style:style style:name="P13" style:family="paragraph" style:parent-style-name="Standard">
      <style:text-properties fo:language="es" fo:country="ES" style:text-underline-style="none" officeooo:rsid="000bbfda" officeooo:paragraph-rsid="000bbfda"/>
    </style:style>
    <style:style style:name="P14" style:family="paragraph" style:parent-style-name="Standard">
      <style:text-properties fo:language="es" fo:country="ES" style:text-underline-style="none" officeooo:rsid="000d5df3" officeooo:paragraph-rsid="000d5df3"/>
    </style:style>
    <style:style style:name="P15" style:family="paragraph" style:parent-style-name="Standard">
      <style:text-properties fo:language="es" fo:country="ES" officeooo:rsid="000eff8a" officeooo:paragraph-rsid="000eff8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845b" style:font-weight-asian="bold" style:font-weight-complex="bold"/>
    </style:style>
    <style:style style:name="T3" style:family="text">
      <style:text-properties fo:font-weight="bold" officeooo:rsid="0009bef7" style:font-weight-asian="bold" style:font-weight-complex="bold"/>
    </style:style>
    <style:style style:name="T4" style:family="text">
      <style:text-properties fo:font-weight="bold" officeooo:rsid="000bb5d4" style:font-weight-asian="bold" style:font-weight-complex="bold"/>
    </style:style>
    <style:style style:name="T5" style:family="text">
      <style:text-properties fo:font-weight="bold" officeooo:rsid="000bbfda" style:font-weight-asian="bold" style:font-weight-complex="bold"/>
    </style:style>
    <style:style style:name="T6" style:family="text">
      <style:text-properties officeooo:rsid="0008845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845b" style:font-weight-asian="normal" style:font-weight-complex="normal"/>
    </style:style>
    <style:style style:name="T9" style:family="text">
      <style:text-properties fo:font-weight="normal" officeooo:rsid="000751d7" style:font-weight-asian="normal" style:font-weight-complex="normal"/>
    </style:style>
    <style:style style:name="T10" style:family="text">
      <style:text-properties fo:font-weight="normal" officeooo:rsid="0009bef7" style:font-weight-asian="normal" style:font-weight-complex="normal"/>
    </style:style>
    <style:style style:name="T11" style:family="text">
      <style:text-properties fo:font-weight="normal" officeooo:rsid="000bb5d4" style:font-weight-asian="normal" style:font-weight-complex="normal"/>
    </style:style>
    <style:style style:name="T12" style:family="text">
      <style:text-properties fo:font-weight="normal" officeooo:rsid="000bbfda" style:font-weight-asian="normal" style:font-weight-complex="normal"/>
    </style:style>
    <style:style style:name="T13" style:family="text">
      <style:text-properties fo:font-weight="normal" officeooo:rsid="000eff8a" style:font-weight-asian="normal" style:font-weight-complex="normal"/>
    </style:style>
    <style:style style:name="T14" style:family="text">
      <style:text-properties officeooo:rsid="000bb5d4"/>
    </style:style>
    <style:style style:name="T15" style:family="text">
      <style:text-properties officeooo:rsid="000eff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DA(#código, cuantía, descripción) siendo</text:p>
      <text:p text:style-name="P1"><text:tab/>código <text:span text:style-name="T1">es cadena no nulo</text:span>, </text:p>
      <text:p text:style-name="P1"><text:tab/>cuantía <text:span text:style-name="T1">es real no nulo</text:span>, </text:p>
      <text:p text:style-name="P1"><text:tab/>descripción <text:span text:style-name="T1">es cadena</text:span>,</text:p>
      <text:p text:style-name="P1"><text:tab/><text:span text:style-name="T1">PK</text:span>(código)</text:p>
      <text:p text:style-name="P1"/>
      <text:p text:style-name="P1">D<text:span text:style-name="T6">ERECHO</text:span>(#código, #nombre, <text:span text:style-name="T6">#año</text:span>) siendo</text:p>
      <text:p text:style-name="P1"><text:tab/>código <text:span text:style-name="T1">es cadena no nulo,</text:span></text:p>
      <text:p text:style-name="P1"><text:span text:style-name="T1"><text:tab/></text:span><text:span text:style-name="T8">nombre </text:span><text:span text:style-name="T2">es cadena no nulo</text:span><text:span text:style-name="T8">,</text:span></text:p>
      <text:p text:style-name="P1"><text:span text:style-name="T8"><text:tab/>año </text:span><text:span text:style-name="T2">es date no nulo</text:span><text:span text:style-name="T8">,</text:span></text:p>
      <text:p text:style-name="P2"><text:span text:style-name="T8"><text:tab/></text:span><text:span text:style-name="T2">PK</text:span><text:span text:style-name="T8">( </text:span><text:span text:style-name="T7">código, nombre, </text:span><text:span text:style-name="T8">año),</text:span></text:p>
      <text:p text:style-name="P2"><text:span text:style-name="T8"><text:tab/></text:span><text:span text:style-name="T2">FK</text:span><text:span text:style-name="T8">(código/AYUDA(código)),</text:span></text:p>
      <text:p text:style-name="P2"><text:span text:style-name="T8"><text:tab/></text:span><text:span text:style-name="T2">FK</text:span><text:span text:style-name="T8">(nombre/Hijo(nombre))</text:span></text:p>
      <text:p text:style-name="P2"/>
      <text:p text:style-name="P3">HIJO(#nombre, <text:span text:style-name="T15">#nif_padre, </text:span>f_nacimiento) siendo</text:p>
      <text:p text:style-name="P4"><text:span text:style-name="T7"><text:tab/>nombre </text:span><text:span text:style-name="T1">es cadena no nulo</text:span><text:span text:style-name="T7">, </text:span></text:p>
      <text:p text:style-name="P4"><text:span text:style-name="T7"><text:tab/>f_nacimiento</text:span><text:span text:style-name="T1"> es date no nulo,</text:span></text:p>
      <text:p text:style-name="P15"><text:span text:style-name="T1"><text:tab/></text:span><text:span text:style-name="T7">nif_padre</text:span><text:span text:style-name="T1"> es cadena no nulo,</text:span></text:p>
      <text:p text:style-name="P4"><text:span text:style-name="T7"><text:tab/></text:span><text:span text:style-name="T1">PK</text:span><text:span text:style-name="T7">(nombre, </text:span><text:span text:style-name="T13">nif_padre</text:span><text:span text:style-name="T7">)</text:span></text:p>
      <text:p text:style-name="P15"><text:span text:style-name="T7"><text:tab/></text:span><text:span text:style-name="T1">FK</text:span><text:span text:style-name="T7">(nif_padre/EMPLEADO(nif))</text:span></text:p>
      <text:p text:style-name="P2"/>
      <text:p text:style-name="P4"><text:span text:style-name="T7">CUIDAN(</text:span><text:span text:style-name="T9"> #nombre, </text:span><text:span text:style-name="T7">#nif) siendo</text:span></text:p>
      <text:p text:style-name="P4"><text:span text:style-name="T7"><text:tab/>nombre </text:span><text:span text:style-name="T1">es cadena no nulo</text:span><text:span text:style-name="T7">, </text:span></text:p>
      <text:p text:style-name="P4"><text:span text:style-name="T7"><text:tab/>nif </text:span><text:span text:style-name="T1">es cadena no nulo</text:span><text:span text:style-name="T7">,</text:span></text:p>
      <text:p text:style-name="P4"><text:span text:style-name="T7"><text:tab/></text:span><text:span text:style-name="T1">PK</text:span><text:span text:style-name="T7">(nombre, nif),</text:span></text:p>
      <text:p text:style-name="P4"><text:span text:style-name="T7"><text:tab/></text:span><text:span text:style-name="T1">FK</text:span><text:span text:style-name="T7">(código/AYUDA(código)),</text:span></text:p>
      <text:p text:style-name="P4"><text:span text:style-name="T7"><text:tab/></text:span><text:span text:style-name="T1">FK</text:span><text:span text:style-name="T7">(nif/EMPLEADO(nif))</text:span></text:p>
      <text:p text:style-name="P3"><text:tab/></text:p>
      <text:p text:style-name="P4">EMPLEADO(#nif, nombre, fechaNacimiento, apellidos, tlf, titulación, <text:span text:style-name="T14">código</text:span>) siendo</text:p>
      <text:p text:style-name="P5"><text:tab/>nif <text:span text:style-name="T1">es cadena no nulo</text:span>, </text:p>
      <text:p text:style-name="P5"><text:tab/>nombre <text:span text:style-name="T1">es cadena no nulo</text:span>, </text:p>
      <text:p text:style-name="P5"><text:tab/>fechaNacimiento <text:span text:style-name="T1">es </text:span><text:span text:style-name="T3">date</text:span>,</text:p>
      <text:p text:style-name="P5"><text:tab/> apellidos <text:span text:style-name="T1">es cadena no nulo</text:span>, </text:p>
      <text:p text:style-name="P5"><text:tab/>tlf <text:span text:style-name="T1">es </text:span><text:span text:style-name="T3">entero</text:span><text:span text:style-name="T1"> no nulo</text:span>,</text:p>
      <text:p text:style-name="P5"><text:tab/>titulación <text:s/><text:span text:style-name="T1">es cadena no nul</text:span><text:span text:style-name="T3">o,</text:span></text:p>
      <text:p text:style-name="P5"><text:span text:style-name="T3"><text:tab/></text:span><text:span text:style-name="T11">código </text:span><text:span text:style-name="T4">es cadena no nulo</text:span><text:span text:style-name="T11">,</text:span></text:p>
      <text:p text:style-name="P5"><text:span text:style-name="T3"><text:tab/>PK</text:span><text:span text:style-name="T10">(nif)</text:span></text:p>
      <text:p text:style-name="P5"><text:span text:style-name="T10"><text:tab/></text:span><text:span text:style-name="T4">FK</text:span><text:span text:style-name="T11">(código/DEPARTAMENTO(código))</text:span></text:p>
      <text:p text:style-name="P6"/>
      <text:p text:style-name="P6"><text:span text:style-name="T10">E</text:span><text:span text:style-name="T7">SPAÑOL(#</text:span><text:span text:style-name="T11">nif, n_cuenta_bancario) siendo</text:span></text:p>
      <text:p text:style-name="P7"><text:span text:style-name="T11"><text:tab/>nif </text:span><text:span text:style-name="T2">es cadena no nulo</text:span><text:span text:style-name="T11">, </text:span></text:p>
      <text:p text:style-name="P7"><text:span text:style-name="T11"><text:tab/>n_cuenta_bancario <text:s/></text:span><text:span text:style-name="T2">es cadena no nulo,</text:span></text:p>
      <text:p text:style-name="P7"><text:span text:style-name="T2"><text:tab/></text:span><text:span text:style-name="T4">PK</text:span><text:span text:style-name="T11">(nif),</text:span></text:p>
      <text:p text:style-name="P8"><text:span text:style-name="T4"><text:tab/>FK</text:span><text:span text:style-name="T11">(nif/EMPLEADO(nif))</text:span></text:p>
      <text:p text:style-name="P8"/>
      <text:p text:style-name="P9">EXTRANJERO(#nif, país, nacionalidad) siendo</text:p>
      <text:p text:style-name="P12"><text:span text:style-name="T7"><text:tab/>nif </text:span><text:span text:style-name="T2">es cadena no nulo</text:span><text:span text:style-name="T7">, </text:span></text:p>
      <text:p text:style-name="P12"><text:span text:style-name="T7"><text:tab/>país </text:span><text:span text:style-name="T2">es cadena no nulo</text:span><text:span text:style-name="T7">, </text:span></text:p>
      <text:p text:style-name="P12"><text:span text:style-name="T7"><text:tab/>nacionalidad <text:s/></text:span><text:span text:style-name="T2">es cadena no nulo</text:span></text:p>
      <text:p text:style-name="P12"><text:span text:style-name="T2"><text:tab/></text:span><text:span text:style-name="T1">PK</text:span><text:span text:style-name="T7">(nif),</text:span></text:p>
      <text:p text:style-name="P8"><text:span text:style-name="T4"><text:tab/>FK</text:span><text:span text:style-name="T11">(nif/EMPLEADO(nif))</text:span></text:p>
      <text:p text:style-name="P8"/>
      <text:p text:style-name="P8"><text:soft-page-break/></text:p>
      <text:p text:style-name="P8"/>
      <text:p text:style-name="P9">DEPARTAMENTO(#código, nombre) siendo</text:p>
      <text:p text:style-name="P12"><text:span text:style-name="T7"><text:tab/>código </text:span><text:span text:style-name="T1">es cadena no nulo</text:span><text:span text:style-name="T7">,</text:span></text:p>
      <text:p text:style-name="P12"><text:span text:style-name="T7"><text:tab/>nombre código </text:span><text:span text:style-name="T1">es cadena no nulo</text:span><text:span text:style-name="T7">,</text:span></text:p>
      <text:p text:style-name="P9"><text:tab/>PK(código)</text:p>
      <text:p text:style-name="P12"/>
      <text:p text:style-name="P9">TIENE(código, #código_sección) siendo</text:p>
      <text:p text:style-name="P12"><text:span text:style-name="T7"><text:tab/>código </text:span><text:span text:style-name="T1">es cadena no nulo</text:span><text:span text:style-name="T7">,</text:span></text:p>
      <text:p text:style-name="P12"><text:span text:style-name="T7"><text:tab/>código_sección </text:span><text:span text:style-name="T1">es cadena no nulo</text:span><text:span text:style-name="T7">,</text:span></text:p>
      <text:p text:style-name="P12"><text:span text:style-name="T7"><text:tab/></text:span><text:span text:style-name="T1">PK</text:span><text:span text:style-name="T7">(código_sección)</text:span></text:p>
      <text:p text:style-name="P12"><text:span text:style-name="T7"><text:tab/></text:span><text:span text:style-name="T1">FK</text:span><text:span text:style-name="T7">(código_sección/SECCION(código_sección))</text:span></text:p>
      <text:p text:style-name="P12"><text:span text:style-name="T7"><text:tab/></text:span><text:span text:style-name="T1">FK</text:span><text:span text:style-name="T7">(código/DEPARTAMENTO(código))</text:span></text:p>
      <text:p text:style-name="P12"/>
      <text:p text:style-name="P13"><text:span text:style-name="T7">SECCION( #</text:span><text:span text:style-name="T11">código_sección, </text:span><text:span text:style-name="T7">nombre, area_trabajo) siendo</text:span></text:p>
      <text:p text:style-name="P13"><text:span text:style-name="T7"><text:tab/></text:span><text:span text:style-name="T11">código_sección </text:span><text:span text:style-name="T1">es cadena no nulo</text:span><text:span text:style-name="T7">,</text:span></text:p>
      <text:p text:style-name="P13"><text:span text:style-name="T7"><text:tab/>nombre </text:span><text:span text:style-name="T1">es cadena no nulo</text:span><text:span text:style-name="T7">,</text:span></text:p>
      <text:p text:style-name="P13"><text:span text:style-name="T7"><text:tab/>area_trabajo </text:span><text:span text:style-name="T1">es cadena no nulo</text:span><text:span text:style-name="T7">,</text:span></text:p>
      <text:p text:style-name="P13"><text:span text:style-name="T7"><text:tab/></text:span><text:span text:style-name="T1">PK</text:span><text:span text:style-name="T7">(</text:span><text:span text:style-name="T11">código_sección</text:span><text:span text:style-name="T7">)</text:span></text:p>
      <text:p text:style-name="P13"/>
      <text:p text:style-name="P11">TRABAJA(#nif, #código, fecha_incor, función) siendo</text:p>
      <text:p text:style-name="P14"><text:span text:style-name="T7"><text:tab/></text:span><text:span text:style-name="T11">nif </text:span><text:span text:style-name="T2">es cadena no nulo</text:span><text:span text:style-name="T11">,</text:span></text:p>
      <text:p text:style-name="P14"><text:span text:style-name="T11"><text:tab/>código_sección </text:span><text:span text:style-name="T5">es cadena no nulo</text:span><text:span text:style-name="T12">,</text:span></text:p>
      <text:p text:style-name="P14"><text:span text:style-name="T12"><text:tab/></text:span><text:span text:style-name="T7">fecha_incor es date no nulo, </text:span></text:p>
      <text:p text:style-name="P11"><text:tab/>función es cadena no nulo,</text:p>
      <text:p text:style-name="P14"><text:span text:style-name="T7"><text:tab/></text:span><text:span text:style-name="T4">PK</text:span><text:span text:style-name="T11">(nif, </text:span><text:span text:style-name="T7">código</text:span><text:span text:style-name="T11">),</text:span></text:p>
      <text:p text:style-name="P14"><text:span text:style-name="T11"><text:tab/></text:span><text:span text:style-name="T4">FK</text:span><text:span text:style-name="T11">(nif/EMPLEADO(nif))</text:span></text:p>
      <text:p text:style-name="P14"><text:span text:style-name="T11"><text:tab/></text:span><text:span text:style-name="T4">FK</text:span><text:span text:style-name="T11">(código/</text:span><text:span text:style-name="T7">INTERNACIONAL</text:span><text:span text:style-name="T11">(código))</text:span></text:p>
      <text:p text:style-name="P14"/>
      <text:p text:style-name="P14"><text:span text:style-name="T11">I</text:span><text:span text:style-name="T7">NTERNACIONAL(#código, descripción, pais, localidad, nom_Aseguradora) siendo</text:span></text:p>
      <text:p text:style-name="P14"><text:span text:style-name="T7"><text:tab/>código </text:span><text:span text:style-name="T5">es cadena no nulo</text:span><text:span text:style-name="T12">,</text:span><text:span text:style-name="T7"> </text:span></text:p>
      <text:p text:style-name="P14"><text:span text:style-name="T7"><text:tab/>descripción </text:span><text:span text:style-name="T5">es cadena</text:span><text:span text:style-name="T12">,</text:span></text:p>
      <text:p text:style-name="P14"><text:span text:style-name="T7"><text:tab/>pais </text:span><text:span text:style-name="T5">es cadena no nulo</text:span><text:span text:style-name="T12">,</text:span></text:p>
      <text:p text:style-name="P14"><text:span text:style-name="T7"><text:tab/>localidad </text:span><text:span text:style-name="T5">es cadena</text:span><text:span text:style-name="T12">,</text:span></text:p>
      <text:p text:style-name="P14"><text:span text:style-name="T7"><text:tab/>nom_Aseguradora </text:span><text:span text:style-name="T5">es cadena no nulo</text:span><text:span text:style-name="T12">,</text:span></text:p>
      <text:p text:style-name="P14"><text:span text:style-name="T12"><text:tab/></text:span><text:span text:style-name="T4">PK</text:span><text:span text:style-name="T11">(</text:span><text:span text:style-name="T7">código</text:span><text:span text:style-name="T11">)</text:span></text:p>
      <text:p text:style-name="P14"/>
      <text:p text:style-name="P11">PARTICIPA(#nif, #código, fecha_incor, función) siendo</text:p>
      <text:p text:style-name="P14"><text:span text:style-name="T7"><text:tab/></text:span><text:span text:style-name="T11">nif </text:span><text:span text:style-name="T2">es cadena no nulo</text:span><text:span text:style-name="T11">,</text:span></text:p>
      <text:p text:style-name="P14"><text:span text:style-name="T11"><text:tab/>código_sección </text:span><text:span text:style-name="T5">es cadena no nulo</text:span><text:span text:style-name="T12">,</text:span></text:p>
      <text:p text:style-name="P14"><text:span text:style-name="T12"><text:tab/></text:span><text:span text:style-name="T7">fecha_incor es date no nulo, </text:span></text:p>
      <text:p text:style-name="P11"><text:tab/>función es cadena no nulo,</text:p>
      <text:p text:style-name="P14"><text:span text:style-name="T7"><text:tab/></text:span><text:span text:style-name="T4">PK</text:span><text:span text:style-name="T11">(nif, </text:span><text:span text:style-name="T7">código</text:span><text:span text:style-name="T11">),</text:span></text:p>
      <text:p text:style-name="P14"><text:span text:style-name="T11"><text:tab/></text:span><text:span text:style-name="T4">FK</text:span><text:span text:style-name="T11">(nif/EMPLEADO(nif))</text:span></text:p>
      <text:p text:style-name="P14"><text:span text:style-name="T11"><text:tab/></text:span><text:span text:style-name="T4">FK</text:span><text:span text:style-name="T11">(código/</text:span><text:span text:style-name="T7">NACIONAL</text:span><text:span text:style-name="T11">(código))</text:span></text:p>
      <text:p text:style-name="P10"/>
      <text:p text:style-name="P11">NACIONAL(#código, descripción) siendo</text:p>
      <text:p text:style-name="P14"><text:span text:style-name="T7"><text:tab/>código </text:span><text:span text:style-name="T5">es cadena no nulo</text:span><text:span text:style-name="T12">,</text:span><text:span text:style-name="T7"> </text:span></text:p>
      <text:p text:style-name="P14"><text:span text:style-name="T7"><text:tab/>descripción </text:span><text:span text:style-name="T5">es cadena</text:span><text:span text:style-name="T12">,</text:span></text:p>
      <text:p text:style-name="P14"><text:span text:style-name="T4"><text:tab/>PK</text:span><text:span text:style-name="T11">(</text:span><text:span text:style-name="T12">código</text:span><text:span text:style-name="T1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4:17:59.178967613</meta:creation-date>
    <dc:date>2021-11-15T10:21:52.825326382</dc:date>
    <meta:editing-duration>PT58M10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2" meta:paragraph-count="88" meta:word-count="312" meta:character-count="2488" meta:non-whitespace-character-count="2171"/>
  </office:meta>
</office:document-meta>
</file>